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DIMM 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M32 Pin</text:p>
          </table:table-cell>
          <table:table-cell office:value-type="string" calcext:value-type="string">
            <text:p>Voltage Leve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V_I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5V Power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3V Output</text:p>
          </table:table-cell>
          <table:table-cell/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3V Output</text:p>
          </table:table-cell>
          <table:table-cell/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TH2 Pair C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TH2 Pair D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H2 Pair C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H2 Pair D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TH2 Pair A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TH2 Pair B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H2 Pair A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TH2 Pair B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TH2 LED YELLOW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H2 LED GREEN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TH1 Pair C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TH1 Pair D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TH1 Pair C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TH1 Pair D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TH1 Pair A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TH1 Pair B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TH1 Pair A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TH1 Pair B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TH1 LED YELLOW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TH1 LED GREEN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H0 Pair C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TH0 Pair D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TH0 Pair C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TH0 Pair D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0 Pair A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TH0 Pair B -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TH0 Pair A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TH0 Pair B +</text:p>
          </table:table-cell>
          <table:table-cell/>
          <table:table-cell office:value-type="string" calcext:value-type="string">
            <text:p>Differential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TH0 LED YELLOW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TH0 LED GREEN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ART6 TX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ART6 RX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ART1 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ART4 TX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 MIS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ART4 RX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2 MOSI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I2 SCK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ART2 TX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ART2 RX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Pull-Up to 3.3V included on xCor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ART7 TX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Pull-Up to 3.3V included on xCo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ART7 RX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2C2 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Pull-Up to 3.3V included on xCor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ART8 TX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2C2 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Pull-Up to 3.3V included on xCor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ART8 RX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D I2C SDA (I2C4)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100kHz only! Connect to EEPROM for carrier board detection. Pull-Up to 3.3V included on xC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ART10 TX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D I2C SCL (I2C4)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100kHz only! Connect to EEPROM for carrier board detection. Pull-Up to 3.3V included on xCor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ART10 RX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2S6 SDI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2S6 SDO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2S6 WS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2S6 CK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DCAN TX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DCAN RX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 23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 8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 19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 1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 2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 13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 11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 10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GPIO 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GPIO 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GPIO 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GPIO 3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GPIO 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GPIO 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M32 SWCL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M32 SWD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M4 Fan PWM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Don’t pull down!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9:47.027655034</meta:creation-date>
    <dc:date>2024-09-24T15:18:02.580006512</dc:date>
    <meta:editing-duration>PT10M39S</meta:editing-duration>
    <meta:editing-cycles>3</meta:editing-cycles>
    <meta:generator>LibreOffice/24.2.6.2$Linux_X86_64 LibreOffice_project/8e9a753d9daaea75c34b417ba1bdf556bf2fc5b3</meta:generator>
    <meta:document-statistic meta:table-count="1" meta:cell-count="593" meta:object-count="0"/>
  </office:meta>
</office:document-meta>
</file>